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officeooo:rsid="00010413" officeooo:paragraph-rsid="00010413"/>
    </style:style>
    <style:style style:name="P2" style:family="paragraph" style:parent-style-name="Text_20_body" style:list-style-name="L1">
      <style:text-properties officeooo:rsid="00010413" officeooo:paragraph-rsid="00010413"/>
    </style:style>
    <style:style style:name="P3" style:family="paragraph" style:parent-style-name="Text_20_body" style:list-style-name="L2">
      <style:text-properties officeooo:rsid="00010413" officeooo:paragraph-rsid="00010413"/>
    </style:style>
    <style:style style:name="P4" style:family="paragraph" style:parent-style-name="Text_20_body" style:list-style-name="L3">
      <style:text-properties officeooo:rsid="00010413" officeooo:paragraph-rsid="00010413"/>
    </style:style>
    <style:style style:name="P5" style:family="paragraph" style:parent-style-name="Text_20_body" style:list-style-name="L4">
      <style:text-properties officeooo:rsid="00010413" officeooo:paragraph-rsid="00010413"/>
    </style:style>
    <style:style style:name="P6" style:family="paragraph" style:parent-style-name="Text_20_body" style:list-style-name="L5">
      <style:text-properties officeooo:rsid="00010413" officeooo:paragraph-rsid="00010413"/>
    </style:style>
    <style:style style:name="P7" style:family="paragraph" style:parent-style-name="Text_20_body" style:list-style-name="L6">
      <style:text-properties officeooo:rsid="00010413" officeooo:paragraph-rsid="00010413"/>
    </style:style>
    <style:style style:name="T1" style:family="text">
      <style:text-properties officeooo:rsid="0002e385"/>
    </style:style>
    <style:style style:name="T2" style:family="text">
      <style:text-properties officeooo:rsid="0004df69"/>
    </style:style>
    <style:style style:name="T3" style:family="text">
      <style:text-properties officeooo:rsid="0005b5a4"/>
    </style:style>
    <style:style style:name="T4" style:family="text">
      <style:text-properties officeooo:rsid="00068dc0"/>
    </style:style>
    <style:style style:name="T5" style:family="text">
      <style:text-properties officeooo:rsid="0006f4a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esarrollo Económico</text:p>
      <text:p text:style-name="P1"/>
      <text:h text:style-name="Heading_20_2" text:outline-level="2">Registro </text:h>
      <text:p text:style-name="P1">El registro comienza con el primer miembro de la mesa que es el Lic. Alfonso a las 8:35am.</text:p>
      <text:h text:style-name="Heading_20_2" text:outline-level="2">Bienvenida (inauguración) </text:h>
      <text:p text:style-name="P1">A las 9:11am el <text:span text:style-name="T1">L</text:span>ic. Eduardo Holgu<text:span text:style-name="T1">í</text:span>n da la bienvenida y le concede la palabra a Rafel.</text:p>
      <text:h text:style-name="Heading_20_2" text:outline-level="2">Introducción – Presentación de resultados del taller 1 y explicación de la dinámica </text:h>
      <text:h text:style-name="Heading_20_2" text:outline-level="2">Ejercicio de construcción de la visión – Futuro deseable </text:h>
      <text:p text:style-name="P1">Armando da la bienvenida y la explicación del ejercicio con los participantes. </text:p>
      <text:h text:style-name="Heading_20_2" text:outline-level="2">Ronda para enriquecer la visión – Intermesas</text:h>
      <text:p text:style-name="P1">PROBLEMA 1:</text:p>
      <text:list xml:id="list155744115529031142" text:style-name="L1">
        <text:list-item>
          <text:p text:style-name="P2">Antonio: 15 parques industriales y centro de conectividad, centro de convenciones turismo industrial. </text:p>
        </text:list-item>
        <text:list-item>
          <text:p text:style-name="P2">Javier: Especializados, industria ligera, pesada de información y sector turismo y centros de convenciones.</text:p>
        </text:list-item>
        <text:list-item>
          <text:p text:style-name="P2">Gustavo: Parques industriales con comercios locales : Industrial y turístico: empresas locales que se puedan exportar. Centro histórico renovado conservando la identidad de la ciudad.</text:p>
        </text:list-item>
        <text:list-item>
          <text:p text:style-name="P2">Fernando: La ZM unos de los 5 lugares para instalar una empresa en todo el país.</text:p>
        </text:list-item>
        <text:list-item>
          <text:p text:style-name="P2">Lucero: La comarca es un centro médico de referencia de todo el norte del país (cluster médico).</text:p>
        </text:list-item>
        <text:list-item>
          <text:p text:style-name="P2">Alejandro: Además una ciudad segura.</text:p>
        </text:list-item>
        <text:list-item>
          <text:p text:style-name="P2">Víctor: Infraestructura <text:span text:style-name="T2">vial</text:span> y ferroviaria para la circulación, turismo académico.</text:p>
        </text:list-item>
        <text:list-item>
          <text:p text:style-name="P2">Benjamín: Cluster de desarrollo de informático.</text:p>
        </text:list-item>
        <text:list-item>
          <text:p text:style-name="P2">Ana Olga: Parque tecnológico, circuito turístico alternativo y <text:span text:style-name="T2">tecnológico.</text:span></text:p>
        </text:list-item>
        <text:list-item>
          <text:p text:style-name="P2"><text:span text:style-name="T2">Félix</text:span>: Totalmente la ciudad industrializada, industria pesada, turismo en 80% de negocios de lunes a viernes.</text:p>
        </text:list-item>
        <text:list-item>
          <text:p text:style-name="P2">Javier Garza: Parques industriales todos con energía suficiente y agua suficiente y disponible para la industria, comunicaciones (fibra óptica etc.).</text:p>
        </text:list-item>
        <text:list-item>
          <text:p text:style-name="P2"><text:soft-page-break/>Salvador: Parques industriales con normas y distribuidos de manera que se cuide el medio ambiente y comunicados y vías de accesos carreteros. Turismo, espacios de calidad mundial. </text:p>
        </text:list-item>
        <text:list-item>
          <text:p text:style-name="P2">Gerardo: Infraestructura suficiente para albergar a empresas nuevas.</text:p>
        </text:list-item>
        <text:list-item>
          <text:p text:style-name="P2">José Alberto: Participa en un sector aeroespacial.</text:p>
        </text:list-item>
        <text:list-item>
          <text:p text:style-name="P2">Juan Antonio: 10 parques industriales con la característica estar interconectados. Que se tenga especialización de industria pesada, tecnología etc. Turístico, centros de convenciones, parques de diversiones, <text:span text:style-name="T2">temático.</text:span></text:p>
        </text:list-item>
      </text:list>
      <text:p text:style-name="P1">PROBLEMA 2:</text:p>
      <text:list xml:id="list9113633614418751613" text:style-name="L2">
        <text:list-item>
          <text:p text:style-name="P3">Antonio: Zona atractiva en desarrollo de tecnología, Promover el emprededurismo en los sectores, minería, tecnología etc.</text:p>
        </text:list-item>
        <text:list-item>
          <text:p text:style-name="P3">Javier: Cultura de emprededurismo (alto impacto).</text:p>
        </text:list-item>
        <text:list-item>
          <text:p text:style-name="P3">María <text:span text:style-name="T4">T</text:span>eresa: incentivos especiales para emprender.</text:p>
        </text:list-item>
        <text:list-item>
          <text:p text:style-name="P3">Liliana: Integración de emprededurismo, colaborativo (club de empre<text:span text:style-name="T3">n</text:span>dedores netwoking).</text:p>
        </text:list-item>
        <text:list-item>
          <text:p text:style-name="P3">Gustavo: Existe emprendedores de visión global e incentivos (a los de alto impacto).</text:p>
        </text:list-item>
        <text:list-item>
          <text:p text:style-name="P3">Fernando: Una ciudad innovadora, ejemplo nacional empresarial, proyectos patentes, nuevas ideas productos y servicios que den calidad de vida.</text:p>
        </text:list-item>
        <text:list-item>
          <text:p text:style-name="P3">Alejando: 8 de cada 10 son emprendedores.</text:p>
        </text:list-item>
        <text:list-item>
          <text:p text:style-name="P3">Alfonso: Apoyo suficiente del emprededurismo.</text:p>
        </text:list-item>
        <text:list-item>
          <text:p text:style-name="P3">Víctor : Ser buen managemnet, <text:span text:style-name="T5">premio</text:span> calidad.</text:p>
        </text:list-item>
        <text:list-item>
          <text:p text:style-name="P3">Ana <text:span text:style-name="T4">O</text:span>lga: Cuneta con un consejo de emprendimiento.</text:p>
        </text:list-item>
        <text:list-item>
          <text:p text:style-name="P3">Javier: Cultura de liderazgo empresariales, autoridades.</text:p>
        </text:list-item>
        <text:list-item>
          <text:p text:style-name="P3">Gerardo: Aumento de nuevas empresas y <text:span text:style-name="T5">nueva</text:span> concientización.</text:p>
        </text:list-item>
        <text:list-item>
          <text:p text:style-name="P3">Alberto: Disminución de menos impuestos. </text:p>
        </text:list-item>
        <text:list-item>
          <text:p text:style-name="P3">Juan: Áreas de investigación de foros mundiales.</text:p>
        </text:list-item>
      </text:list>
      <text:p text:style-name="P1">PROBLEMA 3</text:p>
      <text:list xml:id="list6947457906805719515" text:style-name="L3">
        <text:list-item>
          <text:p text:style-name="P4">Olga: órgano con gabinete a la sombra que percibe es dar seguimiento.</text:p>
        </text:list-item>
        <text:list-item>
          <text:p text:style-name="P4">Javier: Jueces honestos y electos.</text:p>
        </text:list-item>
        <text:list-item>
          <text:p text:style-name="P4">Salvador: Marco regulatorio seguridad, agua, vialidades, transporte y <text:span text:style-name="T5">ecología.</text:span> </text:p>
        </text:list-item>
        <text:list-item>
          <text:p text:style-name="P4">Alberto: Regular la competencia.</text:p>
        </text:list-item>
        <text:list-item>
          <text:p text:style-name="P4">Juan: Capacidad y corrupción. Cero toleranacia.</text:p>
        </text:list-item>
        <text:list-item>
          <text:p text:style-name="P4">María: Marco normativo, transparencia y gobernabilidad. </text:p>
        </text:list-item>
        <text:list-item>
          <text:p text:style-name="P4"><text:soft-page-break/>Fernando: Marco normativo metropolitano, ZM.</text:p>
        </text:list-item>
        <text:list-item>
          <text:p text:style-name="P4">Lucero: Representantes sociales, vinculados con los sectores productivos. </text:p>
        </text:list-item>
      </text:list>
      <text:p text:style-name="P1">PROBLEMA 4</text:p>
      <text:list xml:id="list4443100440073304346" text:style-name="L4">
        <text:list-item>
          <text:p text:style-name="P5">Fernando: Desarrollo en los sectores con las capacidades de la zona.</text:p>
        </text:list-item>
        <text:list-item>
          <text:p text:style-name="P5">Salvador: Vinculado con las mega tendencias.</text:p>
        </text:list-item>
        <text:list-item>
          <text:p text:style-name="P5">Liliana: La laguna es líder de producción y comercialización de energía solar.</text:p>
        </text:list-item>
        <text:list-item>
          <text:p text:style-name="P5">Javier: Vocación emprendedora.</text:p>
        </text:list-item>
        <text:list-item>
          <text:p text:style-name="P5">Javier garza: Relacionados con organismos mundiales con las <text:span text:style-name="T5">oportunidades.</text:span></text:p>
        </text:list-item>
        <text:list-item>
          <text:p text:style-name="P5">Víctor: Colateral de educación.</text:p>
        </text:list-item>
        <text:list-item>
          <text:p text:style-name="P5">Transición de la dependencia, crear vocaciones y nuevas necesidades. </text:p>
        </text:list-item>
        <text:list-item>
          <text:p text:style-name="P5">Benjamín: La mejor ciudad industrial de <text:span text:style-name="T5">Mé</text:span>xico.</text:p>
        </text:list-item>
        <text:list-item>
          <text:p text:style-name="P5">Tecnología de punta en información y metal mecánica y <text:span text:style-name="T5">aeroespacial.</text:span></text:p>
        </text:list-item>
        <text:list-item>
          <text:p text:style-name="P5">Ana <text:span text:style-name="T5">O</text:span>lga: Consejo de desarrollo <text:span text:style-name="T5">Metropolitano</text:span>, de oportunidades, sustentabilidad, tradición.</text:p>
        </text:list-item>
      </text:list>
      <text:p text:style-name="P1">PROBLEMA 5</text:p>
      <text:list xml:id="list4932118582414161419" text:style-name="L5">
        <text:list-item>
          <text:p text:style-name="P6">Antonio: Estadía empresarial, sector educativo con los sectores, captación de atraer estudiantes.</text:p>
        </text:list-item>
        <text:list-item>
          <text:p text:style-name="P6">Javier: Calidad estudiantes mundial.</text:p>
        </text:list-item>
        <text:list-item>
          <text:p text:style-name="P6">María: Egresados vinculados con el perfil profesional.</text:p>
        </text:list-item>
        <text:list-item>
          <text:p text:style-name="P6">Gerardo: Promover la educación en la científica y tecnológica.</text:p>
        </text:list-item>
        <text:list-item>
          <text:p text:style-name="P6">Fernando: Egresados de calidad mundial.</text:p>
        </text:list-item>
        <text:list-item>
          <text:p text:style-name="P6">Lucero: Los mejores salarios , y vinculación en tecnología e innovación.</text:p>
        </text:list-item>
        <text:list-item>
          <text:p text:style-name="P6">Alejandro: Centros de desarrollo científicos.</text:p>
        </text:list-item>
        <text:list-item>
          <text:p text:style-name="P6">Alfonso: Se encuentren establecidos indicadores que evalúen la calidad educativa.</text:p>
        </text:list-item>
        <text:list-item>
          <text:p text:style-name="P6">Víctor: Alineada con los programas educativos y de reducción de movilidad estudiantil.</text:p>
        </text:list-item>
        <text:list-item>
          <text:p text:style-name="P6">Nuevos profesionistas.</text:p>
        </text:list-item>
        <text:list-item>
          <text:p text:style-name="P6">Javier: todas las escuelas de primera.</text:p>
        </text:list-item>
        <text:list-item>
          <text:p text:style-name="P6">Salvador: Sistema organizado en vinculación empresa-gobierno, red de <text:span text:style-name="T5">institutos.</text:span></text:p>
        </text:list-item>
        <text:list-item>
          <text:p text:style-name="P6">Alta instalación de universidades, y cero analfabetismo y <text:span text:style-name="T4">maestrías</text:span> y doctorados.</text:p>
        </text:list-item>
        <text:list-item>
          <text:p text:style-name="P6">Centros de desarrollos de talentos vinculados de clase mundial.</text:p>
        </text:list-item>
      </text:list>
      <text:h text:style-name="Heading_20_2" text:outline-level="2"><text:soft-page-break/>Integración de la visión</text:h>
      <text:h text:style-name="Heading_20_2" text:outline-level="2">Propuesta de objetivos y metas</text:h>
      <text:p text:style-name="P1">Todos los participantes empiezan el archivo de las propuestas 12:20pm</text:p>
      <text:h text:style-name="Heading_20_2" text:outline-level="2">Conclusión</text:h>
      <text:list xml:id="list7841140846883880212" text:style-name="L6">
        <text:list-item>
          <text:p text:style-name="P7">Armando da la introducción de cómo se efectuara las conclusiones y que es lo que se espera de los participantes de estos talleres.</text:p>
        </text:list-item>
        <text:list-item>
          <text:p text:style-name="P7">Alfonso: crear un organismo que regule todas las propuestas.</text:p>
        </text:list-item>
        <text:list-item>
          <text:p text:style-name="P7">Lucero: Exigir como sociedad en un organismo impulse las propuestas.</text:p>
        </text:list-item>
        <text:list-item>
          <text:p text:style-name="P7">Javier: El reto es crear un mecanismo para que todas las ideas se lleven a cabo.</text:p>
        </text:list-item>
        <text:list-item>
          <text:p text:style-name="P7">Antonio: Habla sobre el funcionamiento de este taller, recalificando que la sociedad es el engrane más importante para que el trabajo se lleve a cabo.</text:p>
        </text:list-item>
        <text:list-item>
          <text:p text:style-name="P7">Benjamín: Habla sobre lo positivo de la voluntad política que debe de tener el IMPLA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ermo Valdés Lozano</meta:initial-creator>
    <meta:creation-date>2014-10-31T12:40:09.924105051</meta:creation-date>
    <dc:date>2014-10-31T13:28:01.623141336</dc:date>
    <dc:creator>Guillermo Valdés Lozano</dc:creator>
    <meta:editing-duration>PT44M47S</meta:editing-duration>
    <meta:editing-cycles>3</meta:editing-cycles>
    <meta:generator>LibreOffice/4.2.6.3$Linux_X86_64 LibreOffice_project/420m0$Build-3</meta:generator>
    <meta:document-statistic meta:table-count="0" meta:image-count="0" meta:object-count="0" meta:page-count="4" meta:paragraph-count="85" meta:word-count="863" meta:character-count="5715" meta:non-whitespace-character-count="4989"/>
  </office:meta>
</office:document-meta>
</file>